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color="#3465a4" draw:fill="solid" draw:textarea-vertical-align="middle"/>
    </style:style>
    <style:style style:name="gr2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cm" fo:min-width="0.401cm"/>
    </style:style>
    <style:style style:name="gr4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2a6099" draw:fill="solid" draw:fill-color="#ea75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solid" draw:stroke-dash="Fine_20_Dashed" svg:stroke-color="#ea7500" draw:marker-end="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style:font-name="Nimbus Roman" fo:font-size="18pt" fo:font-style="italic" style:font-size-asian="18pt" style:font-style-asian="italic" style:font-size-complex="18pt" style:font-style-complex="italic"/>
    </style:style>
    <style:style style:name="P3" style:family="paragraph">
      <loext:graphic-properties draw:fill="solid" draw:fill-color="#729fcf"/>
      <style:paragraph-properties fo:text-align="center"/>
      <style:text-properties style:font-name="Nimbus Roman" fo:font-size="18pt" fo:font-style="italic" style:font-size-asian="18pt" style:font-size-complex="18pt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solid" draw:fill-color="#ea7500"/>
      <style:paragraph-properties fo:text-align="center"/>
    </style:style>
    <style:style style:name="T1" style:family="text">
      <style:text-properties style:font-name="Nimbus Roman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16cm" svg:y1="5.065cm" svg:x2="0.549cm" svg:y2="9.157cm">
          <text:p/>
        </draw:line>
        <draw:line draw:style-name="gr1" draw:text-style-name="P1" draw:layer="layout" svg:x1="5.119cm" svg:y1="5.065cm" svg:x2="0.549cm" svg:y2="5.065cm">
          <text:p/>
        </draw:line>
        <draw:line draw:style-name="gr1" draw:text-style-name="P1" draw:layer="layout" svg:x1="5.119cm" svg:y1="5.065cm" svg:x2="5.119cm" svg:y2="9.157cm">
          <text:p/>
        </draw:line>
        <draw:line draw:style-name="gr1" draw:text-style-name="P1" draw:layer="layout" svg:x1="5.119cm" svg:y1="5.065cm" svg:x2="9.696cm" svg:y2="1.01cm">
          <text:p/>
        </draw:line>
        <draw:line draw:style-name="gr2" draw:text-style-name="P1" draw:layer="layout" svg:x1="5.118cm" svg:y1="5.065cm" svg:x2="0.537cm" svg:y2="0.998cm">
          <text:p/>
        </draw:line>
        <draw:line draw:style-name="gr2" draw:text-style-name="P1" draw:layer="layout" svg:x1="5.119cm" svg:y1="5.065cm" svg:x2="9.696cm" svg:y2="9.18cm">
          <text:p/>
        </draw:line>
        <draw:line draw:style-name="gr1" draw:text-style-name="P1" draw:layer="layout" svg:x1="5.119cm" svg:y1="5.065cm" svg:x2="9.696cm" svg:y2="5.065cm">
          <text:p/>
        </draw:line>
        <draw:line draw:style-name="gr1" draw:text-style-name="P1" draw:layer="layout" svg:x1="5.119cm" svg:y1="5.065cm" svg:x2="5.119cm" svg:y2="1.01cm">
          <text:p/>
        </draw:line>
        <draw:frame draw:style-name="gr3" draw:text-style-name="P2" draw:layer="layout" svg:width="0.901cm" svg:height="0.99cm" svg:x="5.062cm" svg:y="4.083cm">
          <draw:text-box>
            <text:p><text:span text:style-name="T1">i</text:span></text:p>
          </draw:text-box>
        </draw:frame>
        <draw:custom-shape draw:style-name="gr4" draw:text-style-name="P3" draw:layer="layout" svg:width="0.22cm" svg:height="0.221cm" svg:x="0.422cm" svg:y="4.9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21cm" svg:height="0.221cm" svg:x="5.009cm" svg:y="9.0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2cm" svg:height="0.221cm" svg:x="5.005cm" svg:y="0.88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0.22cm" svg:height="0.22cm" svg:x="9.586cm" svg:y="4.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41cm" svg:height="0.226cm" svg:x="4.997cm" svg:y="4.9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4cm" svg:height="0.226cm" svg:x="0.422cm" svg:y="0.8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41cm" svg:height="0.227cm" svg:x="9.592cm" svg:y="9.0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42cm" svg:height="0.227cm" svg:x="9.571cm" svg:y="0.89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41cm" svg:height="0.227cm" svg:x="0.402cm" svg:y="9.0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0.864cm" svg:y1="9.165cm" svg:x2="4.731cm" svg:y2="9.165cm">
          <text:p/>
        </draw:line>
        <draw:line draw:style-name="gr6" draw:text-style-name="P1" draw:layer="layout" svg:x1="0.532cm" svg:y1="8.833cm" svg:x2="0.532cm" svg:y2="5.408cm">
          <text:p/>
        </draw:line>
        <draw:line draw:style-name="gr6" draw:text-style-name="P1" draw:layer="layout" svg:x1="9.703cm" svg:y1="1.32cm" svg:x2="9.703cm" svg:y2="4.745cm">
          <text:p/>
        </draw:line>
        <draw:line draw:style-name="gr6" draw:text-style-name="P1" draw:layer="layout" svg:x1="9.371cm" svg:y1="0.989cm" svg:x2="5.504cm" svg:y2="0.9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16:24.816892571</dc:date>
    <meta:editing-duration>PT2H11M38S</meta:editing-duration>
    <meta:editing-cycles>58</meta:editing-cycles>
    <meta:generator>LibreOffice/6.3.2.2$MacOSX_X86_64 LibreOffice_project/98b30e735bda24bc04ab42594c85f7fd8be07b9c</meta:generator>
    <meta:document-statistic meta:object-count="22"/>
  </office:meta>
</office:document-meta>
</file>